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1900029378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5.663cm" fo:margin-left="0.328cm" fo:margin-right="1.007cm" table:align="margins" style:writing-mode="lr-tb"/>
    </style:style>
    <style:style style:name="Tableau2.A" style:family="table-column">
      <style:table-column-properties style:column-width="2.381cm" style:rel-column-width="9965*"/>
    </style:style>
    <style:style style:name="Tableau2.B" style:family="table-column">
      <style:table-column-properties style:column-width="13.282cm" style:rel-column-width="55570*"/>
    </style:style>
    <style:style style:name="Tableau2.A1" style:family="table-cell">
      <style:table-cell-properties style:vertical-align="top" fo:padding-left="0.123cm" fo:padding-right="0.123cm" fo:padding-top="0cm" fo:padding-bottom="0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officeooo:rsid="00449436" officeooo:paragraph-rsid="00449436"/>
    </style:style>
    <style:style style:name="P3" style:family="paragraph" style:parent-style-name="Table_20_Contents">
      <style:text-properties officeooo:rsid="003e193b" officeooo:paragraph-rsid="00465f05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fo:text-align="start" style:justify-single-word="false"/>
      <style:text-properties fo:font-size="10pt" fo:language="en" fo:country="US" officeooo:paragraph-rsid="0008ae3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fo:language="en" fo:country="US" officeooo:paragraph-rsid="000a7f2d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paragraph-rsid="0008ae3d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style:line-height-at-least="0cm" fo:text-align="end" style:justify-single-word="false" fo:break-before="column"/>
      <style:text-properties style:use-window-font-color="true" fo:font-size="10pt" officeooo:rsid="0068af5b" officeooo:paragraph-rsid="0068af5b" fo:background-color="transparent" style:font-size-asian="10pt" style:font-size-complex="10pt"/>
    </style:style>
    <style:style style:name="P11" style:family="paragraph" style:parent-style-name="Standard" style:master-page-name="">
      <style:paragraph-properties fo:margin-top="0cm" fo:margin-bottom="0cm" style:contextual-spacing="false" fo:text-align="start" style:justify-single-word="false" fo:orphans="0" fo:widows="0" style:page-number="auto" fo:keep-with-next="auto"/>
      <style:text-properties fo:font-size="2pt" style:font-size-asian="2pt" style:font-size-complex="2pt"/>
    </style:style>
    <style:style style:name="P12" style:family="paragraph" style:parent-style-name="Standard">
      <style:paragraph-properties fo:margin-top="0.101cm" fo:margin-bottom="0cm" style:contextual-spacing="false" style:line-height-at-least="0cm" fo:text-align="end" style:justify-single-word="false"/>
      <style:text-properties style:use-window-font-color="true" fo:font-size="8pt" fo:font-style="italic" fo:background-color="transparent" style:font-size-asian="8pt" style:font-style-asian="italic" style:font-size-complex="8pt" style:font-style-complex="italic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P14" style:family="paragraph" style:parent-style-name="Tab_20_title">
      <style:paragraph-properties fo:text-align="justify" style:justify-single-word="false"/>
      <style:text-properties officeooo:rsid="000975e9" officeooo:paragraph-rsid="000975e9"/>
    </style:style>
    <style:style style:name="P15" style:family="paragraph" style:parent-style-name="Title">
      <style:paragraph-properties fo:margin-left="1.178cm" fo:margin-right="1.626cm" fo:text-indent="0cm" style:auto-text-indent="false"/>
      <style:text-properties officeooo:rsid="000975e9" officeooo:paragraph-rsid="000975e9"/>
    </style:style>
    <style:style style:name="P16" style:family="paragraph" style:parent-style-name="Text_20_body">
      <style:text-properties officeooo:rsid="00150480" officeooo:paragraph-rsid="00150480"/>
    </style:style>
    <style:style style:name="P17" style:family="paragraph" style:parent-style-name="Text_20_body">
      <style:text-properties officeooo:rsid="00150480" officeooo:paragraph-rsid="001865dd"/>
    </style:style>
    <style:style style:name="P18" style:family="paragraph" style:parent-style-name="Text_20_body">
      <style:text-properties officeooo:rsid="00150480" officeooo:paragraph-rsid="0023db70"/>
    </style:style>
    <style:style style:name="P19" style:family="paragraph" style:parent-style-name="Text_20_body">
      <style:text-properties officeooo:rsid="00150480" officeooo:paragraph-rsid="00553a07"/>
    </style:style>
    <style:style style:name="P20" style:family="paragraph" style:parent-style-name="Text_20_body">
      <style:text-properties officeooo:rsid="001b1bed" officeooo:paragraph-rsid="001b1bed"/>
    </style:style>
    <style:style style:name="P21" style:family="paragraph" style:parent-style-name="Text_20_body">
      <style:text-properties officeooo:rsid="001b1bed" officeooo:paragraph-rsid="00553a07"/>
    </style:style>
    <style:style style:name="P22" style:family="paragraph" style:parent-style-name="Text_20_body">
      <style:text-properties officeooo:paragraph-rsid="0023db70"/>
    </style:style>
    <style:style style:name="P23" style:family="paragraph" style:parent-style-name="Text_20_body">
      <style:text-properties officeooo:rsid="001dcf95" officeooo:paragraph-rsid="001dcf95"/>
    </style:style>
    <style:style style:name="P24" style:family="paragraph" style:parent-style-name="Text_20_body">
      <style:text-properties officeooo:paragraph-rsid="0045b9ea"/>
    </style:style>
    <style:style style:name="P25" style:family="paragraph" style:parent-style-name="Text_20_body">
      <style:text-properties officeooo:rsid="002742c0" officeooo:paragraph-rsid="00465f05"/>
    </style:style>
    <style:style style:name="P26" style:family="paragraph" style:parent-style-name="Text_20_body">
      <style:text-properties officeooo:rsid="00449436" officeooo:paragraph-rsid="0047abb9"/>
    </style:style>
    <style:style style:name="P27" style:family="paragraph" style:parent-style-name="Text_20_body">
      <style:text-properties officeooo:rsid="001d4bfe" officeooo:paragraph-rsid="001d4bfe"/>
    </style:style>
    <style:style style:name="P28" style:family="paragraph" style:parent-style-name="Text_20_body">
      <style:text-properties officeooo:paragraph-rsid="00553a07"/>
    </style:style>
    <style:style style:name="P29" style:family="paragraph" style:parent-style-name="Text_20_body">
      <style:text-properties fo:font-weight="normal" officeooo:rsid="0053bf06" officeooo:paragraph-rsid="00553a07" style:font-weight-asian="normal" style:font-weight-complex="normal"/>
    </style:style>
    <style:style style:name="P30" style:family="paragraph" style:parent-style-name="Text_20_body">
      <style:text-properties fo:font-weight="normal" officeooo:rsid="001d4bfe" officeooo:paragraph-rsid="00553a07" style:font-weight-asian="normal" style:font-weight-complex="normal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fo:font-size="10pt" fo:language="en" fo:country="US" officeooo:paragraph-rsid="0008ae3d" style:font-size-asian="10pt" style:font-size-complex="10pt"/>
    </style:style>
    <style:style style:name="P32" style:family="paragraph" style:parent-style-name="Table_20_Contents" style:list-style-name="L1">
      <style:text-properties officeooo:rsid="002bb233" officeooo:paragraph-rsid="00423804"/>
    </style:style>
    <style:style style:name="P33" style:family="paragraph" style:parent-style-name="Heading_20_1">
      <style:text-properties officeooo:rsid="00115b03" officeooo:paragraph-rsid="00115b03"/>
    </style:style>
    <style:style style:name="P34" style:family="paragraph" style:parent-style-name="Text_20_body">
      <style:text-properties officeooo:paragraph-rsid="0045b9ea"/>
    </style:style>
    <style:style style:name="P35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d7e7"/>
    </style:style>
    <style:style style:name="T3" style:family="text">
      <style:text-properties fo:language="en" fo:country="US" officeooo:rsid="000ffb1d"/>
    </style:style>
    <style:style style:name="T4" style:family="text">
      <style:text-properties fo:language="en" fo:country="US" officeooo:rsid="00168337"/>
    </style:style>
    <style:style style:name="T5" style:family="text">
      <style:text-properties fo:language="en" fo:country="US" officeooo:rsid="001530b3"/>
    </style:style>
    <style:style style:name="T6" style:family="text">
      <style:text-properties fo:language="en" fo:country="US" officeooo:rsid="00235497"/>
    </style:style>
    <style:style style:name="T7" style:family="text">
      <style:text-properties fo:language="en" fo:country="US" officeooo:rsid="0023db70"/>
    </style:style>
    <style:style style:name="T8" style:family="text">
      <style:text-properties fo:language="en" fo:country="US" officeooo:rsid="002523ba"/>
    </style:style>
    <style:style style:name="T9" style:family="text">
      <style:text-properties fo:language="en" fo:country="US" officeooo:rsid="00555405"/>
    </style:style>
    <style:style style:name="T10" style:family="text">
      <style:text-properties officeooo:rsid="000975e9"/>
    </style:style>
    <style:style style:name="T11" style:family="text">
      <style:text-properties officeooo:rsid="000f478f"/>
    </style:style>
    <style:style style:name="T12" style:family="text">
      <style:text-properties officeooo:rsid="001c2438"/>
    </style:style>
    <style:style style:name="T13" style:family="text">
      <style:text-properties officeooo:rsid="001f8a2c"/>
    </style:style>
    <style:style style:name="T14" style:family="text">
      <style:text-properties officeooo:rsid="0023db70"/>
    </style:style>
    <style:style style:name="T15" style:family="text">
      <style:text-properties officeooo:rsid="00406cd4"/>
    </style:style>
    <style:style style:name="T16" style:family="text">
      <style:text-properties officeooo:rsid="00423804"/>
    </style:style>
    <style:style style:name="T17" style:family="text">
      <style:text-properties officeooo:rsid="0045b9ea"/>
    </style:style>
    <style:style style:name="T18" style:family="text">
      <style:text-properties officeooo:rsid="00465f05"/>
    </style:style>
    <style:style style:name="T19" style:family="text">
      <style:text-properties officeooo:rsid="00555405"/>
    </style:style>
    <style:style style:name="T20" style:family="text">
      <style:text-properties officeooo:rsid="006555ef"/>
    </style:style>
    <style:style style:name="T21" style:family="text">
      <style:text-properties officeooo:rsid="0066ef49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wrap="run-through" style:number-wrapped-paragraphs="no-limit" style:horizontal-pos="left" style:horizontal-rel="paragraph" style:mirror="none" fo:clip="rect(2.649cm, 1.58cm, 2.649cm, 1.5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ff" text:dont-balance-text-columns="false" style:editable="false">
        <style:columns fo:column-count="1" fo:column-gap="0cm">
          <style:column-sep style:width="0.002cm" style:color="#000000" style:height="100%" style:style="solid"/>
        </style:columns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&lt;config&gt;</text:p>
      <text:p text:style-name="P9"><text:span text:style-name="T1">&lt;output path = '${</text:span><text:span text:style-name="T2">travel_agency</text:span><text:span text:style-name="T1">_output}'/&gt;</text:span></text:p>
      <text:p text:style-name="P7">&lt;/config&gt;</text:p>
      <text:p text:style-name="P9"><text:span text:style-name="T1">&lt;context model='${</text:span><text:span text:style-name="T2">travel_agency</text:span><text:span text:style-name="T1">_model}' importedBundles='</text:span><text:span text:style-name="T3">sirius</text:span><text:span text:style-name="T4">gendoc</text:span><text:span text:style-name="T1">' searchMetamodels=’true’/&gt;</text:span></text:p>
      <text:p text:style-name="P7">&lt;gendoc&gt;</text:p>
      <text:p text:style-name="P15">[self.name/]</text:p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_20_title"><text:span text:style-name="T10">Abstract</text:span> :</text:p>
          </table:table-cell>
          <table:table-cell table:style-name="Tableau2.A1" office:value-type="string">
            <text:p text:style-name="P14">This document talks about the [self.name/], a UML model for business leveraging class, components, use case, activity and states diagrams.</text:p>
          </table:table-cell>
        </table:table-row>
      </table:table>
      <text:p text:style-name="Standard"/>
      <text:p text:style-name="Standard"/>
      <text:h text:style-name="P33" text:outline-level="1">[self.name/]</text:h>
      <text:h text:style-name="Heading_20_2" text:outline-level="2">Classes</text:h>
      <text:p text:style-name="P20">Here is the <text:span text:style-name="T12">class</text:span> diagram of the [self.name/] :</text:p>
      <text:p text:style-name="Text_20_body"><text:span text:style-name="T1">[let diagram_path : String = self.getDiagram</text:span><text:span text:style-name="T6">WithName</text:span><text:span text:style-name="T1">('</text:span><text:span text:style-name="T5">Entities</text:span><text:span text:style-name="T1">')]</text:span></text:p>
      <text:p text:style-name="P17">&lt;image filePath='[diagram_path/]' <text:span text:style-name="T21">keepW</text:span>='<text:span text:style-name="T21">false</text:span>' <text:span text:style-name="T21">keepH='false'</text:span>&gt;</text:p>
      <text:p text:style-name="P16"><draw:frame draw:style-name="fr1" draw:name="Cadre1" text:anchor-type="paragraph" svg:width="16.609cm" draw:z-index="6"><draw:text-box fo:min-height="8.714cm"><text:p text:style-name="Frame_20_contents"/></draw:text-box></draw:frame>&lt;/image&gt;</text:p>
      <text:p text:style-name="Text_20_body">[/let]</text:p>
      <text:p text:style-name="P27"/>
      <text:h text:style-name="Heading_20_2" text:outline-level="2"><text:soft-page-break/>Components</text:h>
      <text:p text:style-name="P21">Here is the <text:span text:style-name="T19">component</text:span> diagram of the [self.name/] :</text:p>
      <text:p text:style-name="P28"><text:span text:style-name="T1">[let diagram_path : String = self.getDiagram</text:span><text:span text:style-name="T6">WithName</text:span><text:span text:style-name="T1">('</text:span><text:span text:style-name="T9">Component Architecture</text:span><text:span text:style-name="T1">')]</text:span></text:p>
      <text:p text:style-name="P19">&lt;image filePath='[diagram_path/]' maxW='true'&gt;</text:p>
      <text:p text:style-name="P19"><draw:frame draw:style-name="fr1" draw:name="Cadre3" text:anchor-type="paragraph" svg:width="16.609cm" draw:z-index="7"><draw:text-box fo:min-height="8.714cm"><text:p text:style-name="Frame_20_contents"/></draw:text-box></draw:frame>&lt;/image&gt;</text:p>
      <text:p text:style-name="P29">[/let]</text:p>
      <text:p text:style-name="P29"/>
      <text:p text:style-name="P30">The [self.name/] is composed with these packageable elements : [self.packagedElement.name-&gt;sep(', ')/].</text:p>
      <text:p text:style-name="P24"/>
      <text:p text:style-name="P24">[for (pe : PackageableElement | <text:span text:style-name="T11">self</text:span>.packagedElement<text:span text:style-name="T17">-&gt;sortedBy(name)</text:span>)]</text:p>
      <text:h text:style-name="Heading_20_2" text:outline-level="2"><text:tab/><text:span text:style-name="T20">Package </text:span>[pe.name/]</text:h>
      <text:p text:style-name="P23">[pe.name/] <text:span text:style-name="T13">[pe.ownedComment._body/].</text:span></text:p>
      <text:p text:style-name="P26">&lt;list&gt;</text:p>
      <text:p text:style-name="P25">[for (el : NamedElement | pe.ownedElement-&gt;filter(NamedElement))] <text:span text:style-name="T18">&lt;drop/&gt;</text:span></text:p>
      <text:list xml:id="list897825674107787208" text:style-name="L1">
        <text:list-item>
          <text:p text:style-name="P32">[el.name.clean()/] <text:span text:style-name="T16">of type </text:span>[el.eClass().name.clean()/<text:span text:style-name="T15">].</text:span></text:p>
        </text:list-item>
      </text:list>
      <text:p text:style-name="P3">[/for] <text:span text:style-name="T18">&lt;drop/&gt;</text:span></text:p>
      <text:p text:style-name="P2">&lt;/list&gt;</text:p>
      <text:h text:style-name="Heading_20_3" text:outline-level="3">Associated diagrams</text:h>
      <text:p text:style-name="P22"><text:span text:style-name="T1">[</text:span><text:span text:style-name="T7">for (</text:span><text:span text:style-name="T1">diagram_path : String </text:span><text:span text:style-name="T7">|</text:span><text:span text:style-name="T1"> self.getDiagram</text:span><text:span text:style-name="T7">s</text:span><text:span text:style-name="T1">(</text:span><text:span text:style-name="T8">)</text:span><text:span text:style-name="T1">)]</text:span></text:p>
      <text:p text:style-name="P18">&lt;image filePath='[diagram_path/]' maxW='true'&gt;</text:p>
      <text:p text:style-name="P18"><draw:frame draw:style-name="fr1" draw:name="Cadre2" text:anchor-type="paragraph" svg:width="16.609cm" draw:z-index="8"><draw:text-box fo:min-height="8.714cm"><text:p text:style-name="Frame_20_contents"/></draw:text-box></draw:frame><text:soft-page-break/>&lt;/image&gt;</text:p>
      <text:p text:style-name="P22">[/<text:span text:style-name="T14">for</text:span>]</text:p>
      <text:p text:style-name="Standard">[/for]</text:p>
      <text:p text:style-name="Text_20_body"/>
      <text:p text:style-name="P8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Fondu_20_entête" draw:display-name="Fondu entête" draw:style="linear" draw:start-color="#000000" draw:end-color="#ffffff" draw:start-intensity="100%" draw:end-intensity="100%" draw:angle="0" draw:border="0%"/>
    <draw:gradient draw:name="Gradient_20_10" draw:display-name="Gradient 10" draw:style="linear" draw:start-color="#ccccff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0" draw:border="0%"/>
    <draw:gradient draw:name="Gradient_20_9" draw:display-name="Gradient 9" draw:style="linear" draw:start-color="#cccccc" draw:end-color="#ffffff" draw:start-intensity="100%" draw:end-intensity="100%" draw:angle="0" draw:border="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style:contextual-spacing="false"/>
      <style:text-properties style:font-name="Arial1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2cm" fo:margin-bottom="0.21cm" style:contextual-spacing="false" fo:break-before="auto" fo:break-after="auto" fo:background-color="transparent" fo:padding="0cm" fo:border="none" style:shadow="none">
        <style:tab-stops/>
        <style:background-image/>
      </style:paragraph-properties>
      <style:text-properties fo:color="#004a4a" fo:font-size="125%" fo:letter-spacing="0.071cm" fo:font-weight="normal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049cm" fo:border-left="none" fo:border-right="none" fo:border-top="none" fo:border-bottom="0.06pt solid #006b6b" style:shadow="none">
        <style:background-image/>
      </style:paragraph-properties>
      <style:text-properties fo:color="#006b6b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2cm" fo:margin-bottom="0.21cm" style:contextual-spacing="false" fo:padding="0cm" fo:border="none" style:shadow="none"/>
      <style:text-properties fo:color="#198a8a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9cm" fo:margin-right="0cm" fo:margin-top="0.82cm" fo:margin-bottom="0.21cm" style:contextual-spacing="false" fo:text-indent="0cm" style:auto-text-indent="false" fo:padding="0cm" fo:border="none" style:shadow="none">
        <style:tab-stops/>
      </style:paragraph-properties>
      <style:text-properties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801cm" fo:margin-right="0cm" fo:margin-top="0.82cm" fo:margin-bottom="0.21cm" style:contextual-spacing="false" fo:text-indent="0cm" style:auto-text-indent="false"/>
      <style:text-properties fo:color="#666666" fo:font-size="85%" fo:font-style="italic" fo:font-weight="normal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Text_20_body" style:next-style-name="Standard" style:class="index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06cm" fo:margin-bottom="0.106cm" style:contextual-spacing="false" fo:text-align="center" style:justify-single-word="false" style:shadow="none"/>
      <style:text-properties fo:color="#008080" style:font-name="Arial1" fo:font-family="Arial" style:font-style-name="Normal" style:font-family-generic="swiss" style:font-pitch="variable" fo:font-size="24pt" fo:font-style="normal" style:text-underline-style="solid" style:text-underline-width="auto" style:text-underline-color="font-color" fo:font-weight="normal" style:letter-kerning="true" style:font-size-asian="18pt" style:font-style-asian="italic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6pt" style:font-size-asian="16pt"/>
    </style:style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_20_header" style:display-name="Tab header" style:family="paragraph" style:parent-style-name="Text_20_body">
      <style:paragraph-properties fo:margin-left="0cm" fo:margin-right="0cm" fo:margin-top="0.106cm" fo:margin-bottom="0.106cm" style:contextual-spacing="false" fo:text-indent="0cm" style:auto-text-indent="false" fo:background-color="#e6e6ff" style:shadow="none">
        <style:background-image/>
      </style:paragraph-properties>
      <style:text-properties fo:font-weight="bold" style:font-weight-asian="bold"/>
    </style:style>
    <style:style style:name="Tab_20_cell" style:display-name="Tab cell" style:family="paragraph">
      <style:paragraph-properties fo:margin-top="0.071cm" fo:margin-bottom="0.071cm" style:contextual-spacing="false"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Tab_20_cell_20_center" style:display-name="Tab cell center" style:family="paragraph" style:parent-style-name="Tab_20_cell">
      <style:paragraph-properties fo:text-align="center" style:justify-single-word="false"/>
      <style:text-properties fo:language="fr" fo:country="FR"/>
    </style:style>
    <style:style style:name="Tab_20_title" style:display-name="Tab title" style:family="paragraph" style:parent-style-name="Text_20_body" style:next-style-name="Standard">
      <style:paragraph-properties fo:margin-top="0.106cm" fo:margin-bottom="0.071cm" style:contextual-spacing="false" fo:text-align="start" style:justify-single-word="false" fo:background-color="transparent" style:shadow="none">
        <style:background-image/>
      </style:paragraph-properties>
      <style:text-properties style:font-name="Arial2" fo:font-family="Arial" style:font-style-name="Italique" style:font-family-generic="swiss" style:font-pitch="variable" fo:font-style="normal" style:font-style-asian="italic"/>
    </style:style>
    <style:style style:name="Code_20_source" style:display-name="Code source" style:family="paragraph" style:parent-style-name="Text_20_body">
      <style:paragraph-properties fo:margin-top="0.106cm" fo:margin-bottom="0cm" style:contextual-spacing="false" fo:keep-together="always" fo:hyphenation-ladder-count="no-limit" fo:background-color="#dfdfdf" fo:keep-with-next="always">
        <style:background-image/>
      </style:paragraph-properties>
      <style:text-properties style:font-name="Courier New1" fo:font-family="'Courier New'" style:font-family-generic="modern" fo:font-size="8pt" style:font-size-asian="8pt" fo:hyphenate="false" fo:hyphenation-remain-char-count="2" fo:hyphenation-push-char-count="2"/>
    </style:style>
    <style:style style:name="Status" style:family="paragraph" style:parent-style-name="Standard">
      <style:text-properties fo:font-style="italic"/>
    </style:style>
    <style:style style:name="Quotations" style:family="paragraph" style:parent-style-name="Standard" style:class="html">
      <style:paragraph-properties fo:margin-left="1cm" fo:margin-right="1cm" fo:margin-top="0.199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style:font-name="Courier New" fo:font-family="'Courier New'" style:font-family-generic="roman" fo:font-size="12pt" style:font-size-asian="12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a" text:display-levels="5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dentete" style:family="table">
      <style:table-properties style:width="16.995cm" table:align="margins" fo:background-color="#008080">
        <style:background-image/>
      </style:table-properties>
    </style:style>
    <style:style style:name="tableaudentete.A" style:family="table-column">
      <style:table-column-properties style:column-width="4.999cm" style:rel-column-width="19278*"/>
    </style:style>
    <style:style style:name="tableaudentete.B" style:family="table-column">
      <style:table-column-properties style:column-width="11.996cm" style:rel-column-width="46257*"/>
    </style:style>
    <style:style style:name="tableaudentete.1" style:family="table-row">
      <style:table-row-properties fo:background-color="#ffffff">
        <style:background-image/>
      </style:table-row-properties>
    </style:style>
    <style:style style:name="tableaudentete.A1" style:family="table-cell">
      <style:table-cell-properties fo:background-color="transparent" fo:padding="0.097cm" fo:border-left="none" fo:border-right="none" fo:border-top="none" fo:border-bottom="0.05pt solid #008080">
        <style:background-image/>
      </style:table-cell-properties>
    </style:style>
    <style:style style:name="Tableau13" style:family="table">
      <style:table-properties style:width="16.933cm" fo:margin-left="0.037cm" fo:margin-right="0.028cm" table:align="margins" style:writing-mode="lr-tb"/>
    </style:style>
    <style:style style:name="Tableau13.A" style:family="table-column">
      <style:table-column-properties style:column-width="9.054cm" style:rel-column-width="35041*"/>
    </style:style>
    <style:style style:name="Tableau13.B" style:family="table-column">
      <style:table-column-properties style:column-width="5.69cm" style:rel-column-width="22020*"/>
    </style:style>
    <style:style style:name="Tableau13.C" style:family="table-column">
      <style:table-column-properties style:column-width="2.189cm" style:rel-column-width="8474*"/>
    </style:style>
    <style:style style:name="Tableau13.A1" style:family="table-cell">
      <style:table-cell-properties style:vertical-align="top" fo:padding-left="0.123cm" fo:padding-right="0.123cm" fo:padding-top="0cm" fo:padding-bottom="0cm" fo:border-left="none" fo:border-right="none" fo:border-top="0.05pt solid #008080" fo:border-bottom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cm" fo:margin-bottom="0cm" style:contextual-spacing="false" style:line-height-at-least="0cm" fo:text-align="end" style:justify-single-word="false" fo:break-before="column"/>
      <style:text-properties style:use-window-font-color="true" fo:font-size="10pt" officeooo:rsid="0068af5b" officeooo:paragraph-rsid="0068af5b" fo:background-color="transparent" style:font-size-asian="10pt" style:font-size-complex="10pt"/>
    </style:style>
    <style:style style:name="MP4" style:family="paragraph" style:parent-style-name="Standard">
      <style:paragraph-properties fo:margin-top="0.101cm" fo:margin-bottom="0cm" style:contextual-spacing="false" style:line-height-at-least="0cm" fo:text-align="end" style:justify-single-word="false"/>
      <style:text-properties style:use-window-font-color="true" fo:font-size="8pt" fo:font-style="italic" fo:background-color="transparent" style:font-size-asian="8pt" style:font-style-asian="italic" style:font-size-complex="8pt" style:font-style-complex="italic"/>
    </style:style>
    <style:style style:name="MP5" style:family="paragraph" style:parent-style-name="Standard" style:master-page-name="">
      <style:paragraph-properties fo:margin-top="0cm" fo:margin-bottom="0cm" style:contextual-spacing="false" fo:text-align="start" style:justify-single-word="false" fo:orphans="0" fo:widows="0" style:page-number="auto" fo:keep-with-next="auto"/>
      <style:text-properties fo:font-size="2pt" style:font-size-asian="2pt" style:font-size-complex="2pt"/>
    </style:style>
    <style:style style:name="MP6" style:family="paragraph" style:parent-style-name="Standard">
      <style:text-properties fo:font-size="9pt" style:font-size-asian="9pt" style:font-size-complex="9pt"/>
    </style:style>
    <style:style style:name="M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MP8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Mfr1" style:family="graphic" style:parent-style-name="Graphics">
      <style:graphic-properties style:wrap="run-through" style:number-wrapped-paragraphs="no-limit" style:horizontal-pos="left" style:horizontal-rel="paragraph" style:mirror="none" fo:clip="rect(2.649cm, 1.58cm, 2.649cm, 1.58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fo:background-color="#e6e6ff" text:dont-balance-text-columns="false" style:editable="false">
        <style:columns fo:column-count="1" fo:column-gap="0cm">
          <style:column-sep style:width="0.002cm" style:color="#000000" style:height="100%" style:style="solid"/>
        </style:columns>
        <style:background-image/>
      </style:section-properties>
    </style:style>
    <style:style style:name="Mgr1" style:family="graphic">
      <style:graphic-properties draw:stroke="none"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.004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able:table table:name="tableaudentete" table:style-name="tableaudentete">
            <table:table-column table:style-name="tableaudentete.A"/>
            <table:table-column table:style-name="tableaudentete.B"/>
            <table:table-row table:style-name="tableaudentete.1">
              <table:table-cell table:style-name="tableaudentete.A1" office:value-type="string">
                <text:p text:style-name="MP1"><draw:ellipse text:anchor-type="paragraph" draw:z-index="2" draw:style-name="Mgr1" draw:text-style-name="MP2" svg:width="2.197cm" svg:height="1.906cm" svg:x="-0.744cm" svg:y="-0.506cm"><text:p/></draw:ellipse><draw:frame draw:style-name="Mfr1" draw:name="Image1" text:anchor-type="paragraph" svg:width="1.93cm" svg:height="0.794cm" draw:z-index="5"><draw:image xlink:href="Pictures/10000000000002580000019000293784.jpg" xlink:type="simple" xlink:show="embed" xlink:actuate="onLoad"/></draw:frame></text:p>
              </table:table-cell>
              <table:table-cell table:style-name="tableaudentete.A1" office:value-type="string">
                <text:p text:style-name="MP3">Obeo</text:p>
                <text:p text:style-name="MP4"/>
              </table:table-cell>
            </table:table-row>
          </table:table>
          <text:p text:style-name="MP5"/>
        </text:section>
      </style:header>
      <style:foot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>
            <table:table-cell table:style-name="Tableau13.A1" office:value-type="string">
              <text:p text:style-name="MP6"/>
            </table:table-cell>
            <table:table-cell table:style-name="Tableau13.A1" office:value-type="string">
              <text:p text:style-name="MP6"/>
            </table:table-cell>
            <table:table-cell table:style-name="Tableau13.A1" office:value-type="string">
              <text:p text:style-name="MP7">Page <text:page-number text:select-page="current">1</text:page-number>/<text:page-count style:num-format="1">3</text:page-count></text:p>
            </table:table-cell>
          </table:table-row>
        </table:table>
        <text:p text:style-name="MP8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>Diapositive 1</dc:title>
    <meta:creation-date>2014-02-13T10:38:00</meta:creation-date>
    <dc:language>fr-FR</dc:language>
    <meta:editing-cycles>110</meta:editing-cycles>
    <meta:editing-duration>PT51M46S</meta:editing-duration>
    <dc:date>2014-06-10T09:47:34.061000000</dc:date>
    <meta:initial-creator>ahaugomm</meta:initial-creator>
    <meta:document-statistic meta:table-count="3" meta:image-count="1" meta:object-count="0" meta:page-count="3" meta:paragraph-count="39" meta:word-count="144" meta:character-count="1300" meta:non-whitespace-character-count="1195"/>
    <meta:user-defined meta:name="Info 1">Etienne Juliot</meta:user-defined>
    <meta:user-defined meta:name="Info 2"/>
    <meta:user-defined meta:name="Info 3"/>
    <meta:user-defined meta:name="Info 4"/>
  </office:meta>
</office:document-meta>
</file>